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888935361690955592"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60572567582381288"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840198188615917336"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7142643120773695042"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275482002959253801"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6390683044521712045"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1063832547596103142"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8953715594967743276"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41264177" text:continue-list="list1063832547596103142"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577952799054922446"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266660"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267972"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41284812"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41277050"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266450"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312217144653374143"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4396309621474566440"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970728533861884094"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264283"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794154092331589418"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901865200095258658"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004650744262782149" text:style-name="L15">
        <text:list-item>
          <text:list>
            <text:list-header>
              <text:p text:style-name="P182">1.5 miles averaging about 9:40/mile and rest 1 min</text:p>
            </text:list-header>
          </text:list>
        </text:list-item>
      </text:list>
      <text:p text:style-name="P24">1 mile in 8:26 and rest 2 min</text:p>
      <text:list xml:id="list4601183735426570332"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207658333474733981"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272310"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1837873472175091970"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472810936160686505"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5468072732935419098"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41268277" text:continue-list="list4472810936160686505" text:style-name="L19">
        <text:list-item>
          <text:list>
            <text:list-header>
              <text:p text:style-name="P186">(Pace*HR)=1240</text:p>
            </text:list-header>
          </text:list>
        </text:list-item>
      </text:list>
      <text:list xml:id="list41263286" text:continue-list="list1837873472175091970" text:style-name="L18">
        <text:list-item>
          <text:list>
            <text:list-header>
              <text:p text:style-name="P185">2 miles at 10:46/mile Ave HR= 121 bpm and rest a few minutes</text:p>
            </text:list-header>
          </text:list>
        </text:list-item>
      </text:list>
      <text:list xml:id="list41282666" text:continue-list="list41268277"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41269974"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54728675536858488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444618747694086474"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130267294339564360"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873818218604857248"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48733499696415680"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11947265971957337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41274240"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268477"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35135105002146257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509343190126976917"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10677168806833277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100617723168217366"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11203452784018929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361653071901191680" text:style-name="L32">
        <text:list-item>
          <text:list>
            <text:list-header>
              <text:p text:style-name="P196">0.25 miles in 2:54</text:p>
              <text:p text:style-name="P196">1 mile in 9:21 going faster as I ran and ending at around 8:30 pace</text:p>
            </text:list-header>
          </text:list>
        </text:list-item>
      </text:list>
      <text:list xml:id="list434215727300428497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441354965171995843"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44377349941005635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18882039296543091"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text:soft-page-break/>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1736046006011543"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oft-page-break/><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10T21:02:39.14</dc:date>
    <dc:creator>James Lombardi</dc:creator>
    <meta:editing-duration>P23DT20H17M</meta:editing-duration>
    <meta:editing-cycles>1925</meta:editing-cycles>
    <meta:generator>OpenOffice/4.1.2$Win32 OpenOffice.org_project/412m3$Build-9782</meta:generator>
    <meta:document-statistic meta:table-count="0" meta:image-count="9" meta:object-count="0" meta:page-count="193" meta:paragraph-count="5592" meta:word-count="60468" meta:character-count="309972"/>
  </office:meta>
</office:document-meta>
</file>